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idrapport för gupp 10- HitIt</text:p>
      <text:p text:style-name="P2">v.1</text:p>
      <text:p text:style-name="P2">Kalle Hovstadius:<text:line-break/>Fördjupning i Html, Javascript, CSS:<text:tab/>6h<text:tab/><text:line-break/>Dokumentation:<text:tab/><text:tab/><text:tab/><text:tab/>4h<text:line-break/>Möte: <text:tab/><text:tab/><text:tab/><text:tab/><text:tab/><text:tab/>8h<text:line-break/>Skype möte <text:tab/><text:tab/><text:tab/><text:tab/><text:tab/>2h</text:p>
      <text:p text:style-name="P2"/>
      <text:p text:style-name="P2">Maximilian Törn Almö: <text:line-break/>Fördjupning i Html, Javascript, CSS<text:tab/><text:tab/>7h<text:line-break/> Dokumentation<text:tab/><text:tab/><text:tab/><text:tab/>3h<text:line-break/>Möte<text:tab/><text:tab/><text:tab/><text:tab/><text:tab/><text:tab/>8h<text:line-break/>Skype möte <text:tab/><text:tab/><text:tab/><text:tab/><text:tab/>2h<text:tab/></text:p>
      <text:p text:style-name="P2"/>
      <text:p text:style-name="P2"/>
      <text:p text:style-name="P2">Mohanned <text:s/>Jaballah: <text:s/></text:p>
      <text:p text:style-name="P2"><text:s/>Fördjupning i Html, Javascript, CSS<text:tab/>5h<text:tab/><text:line-break/> Dokumentation<text:tab/><text:tab/><text:tab/><text:tab/>4h<text:line-break/> möte<text:tab/><text:tab/><text:tab/><text:tab/><text:tab/><text:tab/>8h<text:tab/><text:line-break/>Skype möte <text:tab/><text:tab/><text:tab/><text:tab/><text:tab/>3h</text:p>
      <text:p text:style-name="P2"/>
      <text:p text:style-name="P2">Shervin Mansouri:</text:p>
      <text:p text:style-name="P2">Fördjupning i Html, Javascript, CSS<text:tab/><text:tab/>6h<text:tab/><text:line-break/>Dokumentation<text:tab/><text:tab/><text:tab/><text:tab/>3h<text:line-break/>Möte<text:tab/><text:tab/><text:tab/><text:tab/><text:tab/><text:tab/>8h<text:line-break/>Skype möte <text:tab/><text:tab/><text:tab/><text:tab/><text:tab/>3h</text:p>
      <text:p text:style-name="P2"/>
      <text:p text:style-name="P2"/>
      <text:p text:style-name="P2">v.2</text:p>
      <text:p text:style-name="P2">Kalle Hovstadius:<text:line-break/>Fördjupning i Html, Javascript, CSS<text:tab/><text:tab/><text:tab/>3h <text:line-break/>Fördjupning ASP.NET, Mvc:<text:tab/><text:tab/><text:tab/><text:tab/>3h<text:tab/><text:line-break/>Dokumentation: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>Prototyp<text:tab/><text:tab/><text:tab/><text:tab/><text:tab/><text:tab/>2h</text:p>
      <text:p text:style-name="P2"/>
      <text:p text:style-name="P2">Maximilian Törn Almö: <text:line-break/>Fördjupning i Html, Javascript, CSS<text:tab/><text:tab/><text:tab/>3h <text:line-break/>Fördjupning ASP.NET, Mvc:<text:tab/><text:tab/><text:tab/><text:tab/>3h<text:tab/><text:line-break/>Dokumentation: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>Prototyp<text:tab/><text:tab/><text:tab/><text:tab/><text:tab/><text:tab/>2h</text:p>
      <text:p text:style-name="P2"/>
      <text:p text:style-name="P2">Mohanned <text:s/>Jaballah: <text:s/></text:p>
      <text:p text:style-name="P2">Fördjupning i Html, Javascript, CSS<text:tab/><text:tab/><text:tab/>4h <text:line-break/>Fördjupning ASP.NET, Mvc:<text:tab/><text:tab/><text:tab/><text:tab/>3h<text:tab/><text:line-break/>Dokumentation:<text:tab/><text:tab/><text:tab/><text:tab/><text:tab/>1h<text:line-break/>Möte: <text:tab/><text:tab/><text:tab/><text:tab/><text:tab/><text:tab/><text:tab/>8h<text:line-break/>Skype möte <text:tab/><text:tab/><text:tab/><text:tab/><text:tab/><text:tab/>2h</text:p>
      <text:p text:style-name="P2"><text:soft-page-break/></text:p>
      <text:p text:style-name="P2"/>
      <text:p text:style-name="P2">Shervin Mansouri:</text:p>
      <text:p text:style-name="P2">Fördjupning i Html, Javascript, CSS<text:tab/><text:tab/><text:tab/>4h <text:line-break/>Fördjupning ASP.NET, Mvc:<text:tab/><text:tab/><text:tab/><text:tab/>4h<text:tab/><text:line-break/>Dokumentation: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>Prototyp<text:tab/><text:tab/><text:tab/><text:tab/><text:tab/><text:tab/>2h</text:p>
      <text:p text:style-name="P2">Design av logga<text:tab/><text:tab/><text:tab/><text:tab/><text:tab/>1h</text:p>
      <text:p text:style-name="P2"/>
      <text:p text:style-name="P2"/>
      <text:p text:style-name="P2">v.3</text:p>
      <text:p text:style-name="P2">Kalle Hovstadius:<text:line-break/>Fördjupning i Html, Javascript, CSS<text:tab/><text:tab/><text:tab/>4h <text:line-break/>Fördjupning ASP.NET, Mvc:<text:tab/><text:tab/><text:tab/><text:tab/>4h<text:tab/><text:line-break/>Dokumentation:<text:tab/><text:tab/><text:tab/><text:tab/><text:tab/>1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1h</text:p>
      <text:p text:style-name="P2"/>
      <text:p text:style-name="P2">Maximilian Törn Almö: </text:p>
      <text:p text:style-name="P2">Fördjupning i Html, Javascript, CSS<text:tab/><text:tab/><text:tab/>3h <text:line-break/>Fördjupning ASP.NET, Mvc:<text:tab/><text:tab/><text:tab/><text:tab/>4h<text:tab/><text:line-break/>Dokumentation:<text:tab/><text:tab/><text:tab/><text:tab/><text:tab/>1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2h</text:p>
      <text:p text:style-name="P2"/>
      <text:p text:style-name="P2">Mohanned <text:s/>Jaballah: <text:s/></text:p>
      <text:p text:style-name="P2">Fördjupning i Html, Javascript, CSS<text:tab/><text:tab/><text:tab/>4h <text:line-break/>Fördjupning ASP.NET, Mvc:<text:tab/><text:tab/><text:tab/><text:tab/>3h<text:tab/><text:line-break/>Dokumentation:<text:tab/><text:tab/><text:tab/><text:tab/><text:tab/>1h<text:line-break/>Möte: <text:tab/><text:tab/><text:tab/><text:tab/><text:tab/><text:tab/><text:tab/>8h<text:line-break/>Skype möte <text:tab/><text:tab/><text:tab/><text:tab/><text:tab/><text:tab/>2h</text:p>
      <text:p text:style-name="P2"/>
      <text:p text:style-name="P2"/>
      <text:p text:style-name="P2">Shervin Mansouri:</text:p>
      <text:p text:style-name="P2">Fördjupning i Html, Javascript, CSS<text:tab/><text:tab/><text:tab/>4h <text:line-break/>Fördjupning ASP.NET, Mvc:<text:tab/><text:tab/><text:tab/><text:tab/>3h<text:tab/><text:line-break/>Dokumentation:<text:tab/><text:tab/><text:tab/><text:tab/><text:tab/>1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1h</text:p>
      <text:p text:style-name="P2">Design av logga<text:tab/><text:tab/><text:tab/><text:tab/><text:tab/>1h</text:p>
      <text:p text:style-name="P2"/>
      <text:p text:style-name="P2"/>
      <text:p text:style-name="P4"/>
      <text:p text:style-name="P2">v.4</text:p>
      <text:p text:style-name="P2">Kalle Hovstadius:<text:line-break/>Fördjupning i Html, Javascript, CSS<text:tab/><text:tab/><text:tab/>3h <text:line-break/>Fördjupning ASP.NET, Mvc:<text:tab/><text:tab/><text:tab/><text:tab/>3h<text:tab/><text:line-break/>Dokumentation: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2h</text:p>
      <text:p text:style-name="P2"/>
      <text:p text:style-name="P2">Maximilian Törn Almö: </text:p>
      <text:p text:style-name="P2">Fördjupning i Html, Javascript, CSS<text:tab/><text:tab/><text:tab/>4h <text:line-break/>Fördjupning ASP.NET, Mvc:<text:tab/><text:tab/><text:tab/><text:tab/>3h<text:tab/><text:line-break/>Dokumentation:<text:tab/><text:tab/><text:tab/><text:tab/><text:tab/>1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2h</text:p>
      <text:p text:style-name="P2"/>
      <text:p text:style-name="P2">Mohanned <text:s/>Jaballah: <text:s/></text:p>
      <text:p text:style-name="P2">Fördjupning i Html, Javascript, CSS<text:tab/><text:tab/><text:tab/>4h <text:line-break/>Fördjupning ASP.NET, Mvc:<text:tab/><text:tab/><text:tab/><text:tab/>3h<text:tab/><text:line-break/>Dokumentation:<text:tab/><text:tab/><text:tab/><text:tab/><text:tab/>1h<text:line-break/>Möte: <text:tab/><text:tab/><text:tab/><text:tab/><text:tab/><text:tab/><text:tab/>8h<text:line-break/>Skype möte <text:tab/><text:tab/><text:tab/><text:tab/><text:tab/><text:tab/>2h</text:p>
      <text:p text:style-name="P2"/>
      <text:p text:style-name="P2"/>
      <text:p text:style-name="P2">Shervin Mansouri:</text:p>
      <text:p text:style-name="P2">Fördjupning i Html, Javascript, CSS<text:tab/><text:tab/><text:tab/>4h <text:line-break/>Fördjupning ASP.NET, Mvc:<text:tab/><text:tab/><text:tab/><text:tab/>3h<text:tab/><text:line-break/>Dokumentation:<text:tab/><text:tab/><text:tab/><text:tab/><text:tab/>1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1h</text:p>
      <text:p text:style-name="P2">Design av logga<text:tab/><text:tab/><text:tab/><text:tab/><text:tab/>1h</text:p>
      <text:p text:style-name="P2"/>
      <text:p text:style-name="P2">v.5</text:p>
      <text:p text:style-name="P2">Kalle Hovstadius:<text:line-break/>Fördjupning i Html, Javascript, CSS<text:tab/><text:tab/><text:tab/>3h <text:line-break/>Fördjupning ASP.NET, Mvc:<text:tab/><text:tab/><text:tab/><text:tab/>3h<text:tab/>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2h</text:p>
      <text:p text:style-name="P2">Implementera krav och test<text:tab/><text:tab/><text:tab/><text:tab/>2h</text:p>
      <text:p text:style-name="P2"/>
      <text:p text:style-name="P2">Maximilian Törn Almö: </text:p>
      <text:p text:style-name="P2">Fördjupning i Html, Javascript, CSS<text:tab/><text:tab/><text:tab/>3h <text:line-break/>Fördjupning ASP.NET, Mvc:<text:tab/><text:tab/><text:tab/><text:tab/>3h<text:tab/>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2h</text:p>
      <text:p text:style-name="P2">Implementera krav och test<text:tab/><text:tab/><text:tab/><text:tab/>2h</text:p>
      <text:p text:style-name="P2"><text:line-break/><text:soft-page-break/>Mohanned <text:s/>Jaballah: <text:s/></text:p>
      <text:p text:style-name="P2">Fördjupning i Html, Javascript, CSS<text:tab/><text:tab/><text:tab/>3h <text:line-break/>Fördjupning ASP.NET, Mvc:<text:tab/><text:tab/><text:tab/><text:tab/>3h<text:tab/><text:line-break/>Dokumentation: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/>
      <text:p text:style-name="P2">Shervin Mansouri:</text:p>
      <text:p text:style-name="P2">Fördjupning i Html, Javascript, CSS<text:tab/><text:tab/><text:tab/>4h <text:line-break/>Fördjupning ASP.NET, Mvc:<text:tab/><text:tab/><text:tab/><text:tab/>3h<text:tab/><text:line-break/>Dokumentation: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1h</text:p>
      <text:p text:style-name="P2"/>
      <text:p text:style-name="P2">v.6</text:p>
      <text:p text:style-name="P2">Kalle Hovstadius: <text:line-break/>Fördjupning ASP.NET, Mvc:<text:tab/><text:tab/><text:tab/><text:tab/>2h</text:p>
      <text:p text:style-name="P2">Fördjupning i databas<text:tab/><text:tab/><text:tab/><text:tab/><text:tab/>4h<text:tab/></text:p>
      <text:p text:style-name="P2">Dokumentation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2h</text:p>
      <text:p text:style-name="P2"/>
      <text:p text:style-name="P2"/>
      <text:p text:style-name="P2">Maximilian Törn Almö: </text:p>
      <text:p text:style-name="P2">Fördjupning ASP.NET, Mvc:<text:tab/><text:tab/><text:tab/><text:tab/>2h</text:p>
      <text:p text:style-name="P2">Fördjupning i databas<text:tab/><text:tab/><text:tab/><text:tab/><text:tab/>3h<text:tab/></text:p>
      <text:p text:style-name="P2">Dokumentation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3h</text:p>
      <text:p text:style-name="P2"/>
      <text:p text:style-name="P2"><text:line-break/>Mohanned <text:s/>Jaballah: <text:s/></text:p>
      <text:p text:style-name="P2">Fördjupning ASP.NET, Mvc:<text:tab/><text:tab/><text:tab/><text:tab/>3h</text:p>
      <text:p text:style-name="P2">Fördjupning i databas<text:tab/><text:tab/><text:tab/><text:tab/><text:tab/>3h<text:tab/></text:p>
      <text:p text:style-name="P2">Dokumentation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/>
      <text:p text:style-name="P2"/>
      <text:p text:style-name="P2">Shervin Mansouri:</text:p>
      <text:p text:style-name="P2">Fördjupning ASP.NET, Mvc:<text:tab/><text:tab/><text:tab/><text:tab/>2h</text:p>
      <text:p text:style-name="P2">Fördjupning i databas<text:tab/><text:tab/><text:tab/><text:tab/><text:tab/>3h<text:tab/></text:p>
      <text:p text:style-name="P2">Dokumentation<text:tab/><text:tab/><text:tab/><text:tab/><text:tab/>3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2h</text:p>
      <text:p text:style-name="P2"/>
      <text:p text:style-name="P2"/>
      <text:p text:style-name="P2"/>
      <text:p text:style-name="P2"><text:soft-page-break/>v.7</text:p>
      <text:p text:style-name="P2">Kalle Hovstadius: <text:line-break/>Fördjupning ASP.NET, Mvc:<text:tab/><text:tab/><text:tab/><text:tab/>2h</text:p>
      <text:p text:style-name="P2">Fördjupning i databas<text:tab/><text:tab/><text:tab/><text:tab/><text:tab/>2h<text:tab/></text:p>
      <text:p text:style-name="P2">Dokumentation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4h</text:p>
      <text:p text:style-name="P2"/>
      <text:p text:style-name="P2"/>
      <text:p text:style-name="P2">Maximilian Törn Almö: </text:p>
      <text:p text:style-name="P2">Fördjupning ASP.NET, Mvc:<text:tab/><text:tab/><text:tab/><text:tab/>2h</text:p>
      <text:p text:style-name="P2">Fördjupning i databas<text:tab/><text:tab/><text:tab/><text:tab/><text:tab/>2h<text:tab/></text:p>
      <text:p text:style-name="P2">Dokumentation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4h</text:p>
      <text:p text:style-name="P2"/>
      <text:p text:style-name="P2"><text:line-break/>Mohanned <text:s/>Jaballah: <text:s/></text:p>
      <text:p text:style-name="P2">Fördjupning ASP.NET, Mvc:<text:tab/><text:tab/><text:tab/><text:tab/>3h</text:p>
      <text:p text:style-name="P2">Fördjupning i databas<text:tab/><text:tab/><text:tab/><text:tab/><text:tab/>3h<text:tab/></text:p>
      <text:p text:style-name="P2">Dokumentation<text:tab/><text:tab/><text:tab/><text:tab/><text:tab/>2h<text:line-break/>Möte: <text:tab/><text:tab/><text:tab/><text:tab/><text:tab/><text:tab/><text:tab/>8h<text:line-break/></text:p>
      <text:p text:style-name="P2"/>
      <text:p text:style-name="P2"/>
      <text:p text:style-name="P2">Shervin Mansouri:</text:p>
      <text:p text:style-name="P2">Fördjupning ASP.NET, Mvc:<text:tab/><text:tab/><text:tab/><text:tab/>1h</text:p>
      <text:p text:style-name="P2">Fördjupning i databas<text:tab/><text:tab/><text:tab/><text:tab/><text:tab/>1h<text:tab/></text:p>
      <text:p text:style-name="P2">Dokumentation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4h</text:p>
      <text:p text:style-name="P2"/>
      <text:p text:style-name="P2">v.8</text:p>
      <text:p text:style-name="P2">Kalle Hovstadius: <text:line-break/>Fördjupning ASP.NET, Mvc:<text:tab/><text:tab/><text:tab/><text:tab/>1h</text:p>
      <text:p text:style-name="P2">Fördjupning i databas<text:tab/><text:tab/><text:tab/><text:tab/><text:tab/>2h<text:tab/></text:p>
      <text:p text:style-name="P2">Dokumentation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5h</text:p>
      <text:p text:style-name="P2"/>
      <text:p text:style-name="P2"/>
      <text:p text:style-name="P2">Maximilian Törn Almö: </text:p>
      <text:p text:style-name="P2">Fördjupning ASP.NET, Mvc:<text:tab/><text:tab/><text:tab/><text:tab/>1h</text:p>
      <text:p text:style-name="P2">Fördjupning i databas<text:tab/><text:tab/><text:tab/><text:tab/><text:tab/>2h<text:tab/></text:p>
      <text:p text:style-name="P2">Dokumentation<text:tab/><text:tab/><text:tab/><text:tab/><text:tab/>1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6h</text:p>
      <text:p text:style-name="P2"><text:soft-page-break/></text:p>
      <text:p text:style-name="P2"><text:line-break/>Mohanned <text:s/>Jaballah: <text:s/></text:p>
      <text:p text:style-name="P2">Fördjupning ASP.NET, Mvc:<text:tab/><text:tab/><text:tab/><text:tab/>3h</text:p>
      <text:p text:style-name="P2">Fördjupning i databas<text:tab/><text:tab/><text:tab/><text:tab/><text:tab/>2h<text:tab/></text:p>
      <text:p text:style-name="P2">Dokumentation<text:tab/><text:tab/><text:tab/><text:tab/><text:tab/>3h<text:line-break/>Möte: <text:tab/><text:tab/><text:tab/><text:tab/><text:tab/><text:tab/><text:tab/>8h<text:line-break/>Skype möte <text:tab/><text:tab/><text:tab/><text:tab/><text:tab/><text:tab/>2h</text:p>
      <text:p text:style-name="P2"/>
      <text:p text:style-name="P2"/>
      <text:p text:style-name="P2">Shervin Mansouri:</text:p>
      <text:p text:style-name="P2">Fördjupning ASP.NET, Mvc:<text:tab/><text:tab/><text:tab/><text:tab/>1h</text:p>
      <text:p text:style-name="P2">Fördjupning i databas<text:tab/><text:tab/><text:tab/><text:tab/><text:tab/>2h<text:tab/></text:p>
      <text:p text:style-name="P2">Dokumentation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5h</text:p>
      <text:p text:style-name="P2"/>
      <text:p text:style-name="P2">v.9</text:p>
      <text:p text:style-name="P2">Kalle Hovstadius: <text:line-break/>Fördjupning ASP.NET, Mvc:<text:tab/><text:tab/><text:tab/><text:tab/>1h</text:p>
      <text:p text:style-name="P2">Fördjupning i databas<text:tab/><text:tab/><text:tab/><text:tab/><text:tab/>1h<text:tab/></text:p>
      <text:p text:style-name="P2">Dokumentation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6h</text:p>
      <text:p text:style-name="P2"/>
      <text:p text:style-name="P2"/>
      <text:p text:style-name="P2">Maximilian Törn Almö: </text:p>
      <text:p text:style-name="P2">Fördjupning ASP.NET, Mvc:<text:tab/><text:tab/><text:tab/><text:tab/>1h</text:p>
      <text:p text:style-name="P2">Fördjupning i databas<text:tab/><text:tab/><text:tab/><text:tab/><text:tab/>1h<text:tab/></text:p>
      <text:p text:style-name="P2">Dokumentation<text:tab/><text:tab/><text:tab/><text:tab/><text:tab/>1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7h</text:p>
      <text:p text:style-name="P2"/>
      <text:p text:style-name="P2"><text:line-break/>Mohanned <text:s/>Jaballah: <text:s/></text:p>
      <text:p text:style-name="P2">Fördjupning ASP.NET, Mvc:<text:tab/><text:tab/><text:tab/><text:tab/>2h</text:p>
      <text:p text:style-name="P2">Fördjupning i databas<text:tab/><text:tab/><text:tab/><text:tab/><text:tab/>3h<text:tab/></text:p>
      <text:p text:style-name="P2">Dokumentation<text:tab/><text:tab/><text:tab/><text:tab/><text:tab/>3h<text:line-break/>Möte: <text:tab/><text:tab/><text:tab/><text:tab/><text:tab/><text:tab/><text:tab/>8h<text:line-break/>Skype möte <text:tab/><text:tab/><text:tab/><text:tab/><text:tab/><text:tab/>2h</text:p>
      <text:p text:style-name="P2"/>
      <text:p text:style-name="P2"/>
      <text:p text:style-name="P2">Shervin Mansouri:</text:p>
      <text:p text:style-name="P2">Fördjupning ASP.NET, Mvc:<text:tab/><text:tab/><text:tab/><text:tab/>1h</text:p>
      <text:p text:style-name="P2">Fördjupning i databas<text:tab/><text:tab/><text:tab/><text:tab/><text:tab/>1h<text:tab/></text:p>
      <text:p text:style-name="P2">Dokumentation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5,5h</text:p>
      <text:p text:style-name="P2"><text:soft-page-break/>Design och logga: 30min</text:p>
      <text:p text:style-name="P2"/>
      <text:p text:style-name="P2">v.10</text:p>
      <text:p text:style-name="P2">Kalle Hovstadius: <text:line-break/>Fördjupning ASP.NET, Mvc:<text:tab/><text:tab/><text:tab/><text:tab/>1h</text:p>
      <text:p text:style-name="P2">Fördjupning i databas<text:tab/><text:tab/><text:tab/><text:tab/><text:tab/>1h<text:tab/></text:p>
      <text:p text:style-name="P2">Dokumentation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6h</text:p>
      <text:p text:style-name="P2"/>
      <text:p text:style-name="P2"/>
      <text:p text:style-name="P2">Maximilian Törn Almö: </text:p>
      <text:p text:style-name="P2">Fördjupning ASP.NET, Mvc:<text:tab/><text:tab/><text:tab/><text:tab/>1h</text:p>
      <text:p text:style-name="P2">Fördjupning i databas<text:tab/><text:tab/><text:tab/><text:tab/><text:tab/>2h<text:tab/></text:p>
      <text:p text:style-name="P2">Dokumentation<text:tab/><text:tab/><text:tab/><text:tab/><text:tab/>1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25h</text:p>
      <text:p text:style-name="P2"/>
      <text:p text:style-name="P2"><text:line-break/>Mohanned <text:s/>Jaballah: <text:s/></text:p>
      <text:p text:style-name="P2">Fördjupning ASP.NET, Mvc:<text:tab/><text:tab/><text:tab/><text:tab/>2h</text:p>
      <text:p text:style-name="P2">Fördjupning i databas<text:tab/><text:tab/><text:tab/><text:tab/><text:tab/>3h<text:tab/></text:p>
      <text:p text:style-name="P2">Dokumentation<text:tab/><text:tab/><text:tab/><text:tab/><text:tab/>3h<text:line-break/>Möte: <text:tab/><text:tab/><text:tab/><text:tab/><text:tab/><text:tab/><text:tab/>8h<text:line-break/>Skype möte <text:tab/><text:tab/><text:tab/><text:tab/><text:tab/><text:tab/>2h</text:p>
      <text:p text:style-name="P2"/>
      <text:p text:style-name="P2"/>
      <text:p text:style-name="P2">Shervin Mansouri:</text:p>
      <text:p text:style-name="P2">Fördjupning ASP.NET, Mvc:<text:tab/><text:tab/><text:tab/><text:tab/>1h</text:p>
      <text:p text:style-name="P2">Fördjupning i databas<text:tab/><text:tab/><text:tab/><text:tab/><text:tab/>1h<text:tab/></text:p>
      <text:p text:style-name="P2">Dokumentation<text:tab/><text:tab/><text:tab/><text:tab/><text:tab/>2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6h</text:p>
      <text:p text:style-name="P2"/>
      <text:p text:style-name="P2"/>
      <text:p text:style-name="P2">v.11</text:p>
      <text:p text:style-name="P2">Kalle Hovstadius: <text:line-break/>Fördjupning ASP.NET, Mvc:<text:tab/><text:tab/><text:tab/><text:tab/>1h</text:p>
      <text:p text:style-name="P2">Fördjupning i databas<text:tab/><text:tab/><text:tab/><text:tab/><text:tab/>1h<text:tab/></text:p>
      <text:p text:style-name="P2">Dokumentation<text:tab/><text:tab/><text:tab/><text:tab/><text:tab/>1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7h</text:p>
      <text:p text:style-name="P2">Utställningsdag <text:tab/><text:tab/><text:tab/><text:tab/><text:tab/>5h</text:p>
      <text:p text:style-name="P2"/>
      <text:p text:style-name="P2">Maximilian Törn Almö: </text:p>
      <text:p text:style-name="P2">Fördjupning ASP.NET, Mvc:<text:tab/><text:tab/><text:tab/><text:tab/>1h</text:p>
      <text:p text:style-name="P2">Fördjupning i databas<text:tab/><text:tab/><text:tab/><text:tab/><text:tab/>2h<text:tab/></text:p>
      <text:p text:style-name="P2">Dokumentation<text:tab/><text:tab/><text:tab/><text:tab/><text:tab/>1h<text:line-break/><text:soft-pag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30h</text:p>
      <text:p text:style-name="P2">Utställningsdag <text:tab/><text:tab/><text:tab/><text:tab/><text:tab/>5h</text:p>
      <text:p text:style-name="P2"><text:line-break/>Mohanned <text:s/>Jaballah: <text:s/></text:p>
      <text:p text:style-name="P2">Fördjupning ASP.NET, Mvc:<text:tab/><text:tab/><text:tab/><text:tab/>2h</text:p>
      <text:p text:style-name="P2">Fördjupning i databas<text:tab/><text:tab/><text:tab/><text:tab/><text:tab/>2h<text:tab/></text:p>
      <text:p text:style-name="P2">Dokumentation<text:tab/><text:tab/><text:tab/><text:tab/><text:tab/>4h<text:line-break/>Möte: <text:tab/><text:tab/><text:tab/><text:tab/><text:tab/><text:tab/><text:tab/>8h<text:line-break/>Skype möte <text:tab/><text:tab/><text:tab/><text:tab/><text:tab/><text:tab/>2h</text:p>
      <text:p text:style-name="P2">Utställningsdag <text:tab/><text:tab/><text:tab/><text:tab/><text:tab/>3h</text:p>
      <text:p text:style-name="P2"/>
      <text:p text:style-name="P2">Shervin Mansouri:</text:p>
      <text:p text:style-name="P2">Fördjupning ASP.NET, Mvc:<text:tab/><text:tab/><text:tab/><text:tab/>1h</text:p>
      <text:p text:style-name="P2">Fördjupning i databas<text:tab/><text:tab/><text:tab/><text:tab/><text:tab/>1h<text:tab/></text:p>
      <text:p text:style-name="P2">Dokumentation<text:tab/><text:tab/><text:tab/><text:tab/><text:tab/>1h<text:line-break/>Möte: <text:tab/><text:tab/><text:tab/><text:tab/><text:tab/><text:tab/><text:tab/>8h<text:line-break/>Skype möte <text:tab/><text:tab/><text:tab/><text:tab/><text:tab/><text:tab/>2h</text:p>
      <text:p text:style-name="P2">Implementera kod<text:tab/><text:tab/><text:tab/><text:tab/><text:tab/>7h</text:p>
      <text:p text:style-name="P2">Utställningsdag <text:tab/><text:tab/><text:tab/><text:tab/><text:tab/>5h</text:p>
      <text:p text:style-name="P2"/>
      <text:p text:style-name="P2"/>
      <text:p text:style-name="P3">Totalt arbetade timmar</text:p>
      <text:p text:style-name="P2"/>
      <text:p text:style-name="P2">Kalle Hovstadius: 225/220h</text:p>
      <text:p text:style-name="P2"/>
      <text:p text:style-name="P2">Maximilian Törn Almö: 260/220h</text:p>
      <text:p text:style-name="P2"/>
      <text:p text:style-name="P2">Mohanned <text:s/>Jaballah: 201/220h</text:p>
      <text:p text:style-name="P2"/>
      <text:p text:style-name="P2">Shervin Mansouri: 225/220h</text:p>
      <text:p text:style-name="P2"/>
      <text:p text:style-name="P2">Totalt: 916/8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ervin </meta:initial-creator>
    <meta:creation-date>2016-05-29T19:43:06.61</meta:creation-date>
    <dc:date>2016-05-29T21:35:50.76</dc:date>
    <dc:creator>Shervin </dc:creator>
    <meta:editing-duration>PT29M53S</meta:editing-duration>
    <meta:editing-cycles>6</meta:editing-cycles>
    <meta:generator>OpenOffice/4.1.2$Win32 OpenOffice.org_project/412m3$Build-9782</meta:generator>
    <meta:document-statistic meta:table-count="0" meta:image-count="0" meta:object-count="0" meta:page-count="8" meta:paragraph-count="181" meta:word-count="931" meta:character-count="7210"/>
  </office:meta>
</office:document-meta>
</file>